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mu</text:p>
          </table:table-cell>
        </table:table-row>
        <table:table-row table:style-name="ro1">
          <table:table-cell office:value-type="float" office:value="283.92" calcext:value-type="float">
            <text:p>283,92</text:p>
          </table:table-cell>
          <table:table-cell office:value-type="float" office:value="1.441860634" calcext:value-type="float">
            <text:p>1,441860634</text:p>
          </table:table-cell>
        </table:table-row>
        <table:table-row table:style-name="ro1">
          <table:table-cell office:value-type="float" office:value="285.27" calcext:value-type="float">
            <text:p>285,27</text:p>
          </table:table-cell>
          <table:table-cell office:value-type="float" office:value="1.435174861" calcext:value-type="float">
            <text:p>1,435174861</text:p>
          </table:table-cell>
        </table:table-row>
        <table:table-row table:style-name="ro1">
          <table:table-cell office:value-type="float" office:value="287.29" calcext:value-type="float">
            <text:p>287,29</text:p>
          </table:table-cell>
          <table:table-cell office:value-type="float" office:value="1.417602864" calcext:value-type="float">
            <text:p>1,417602864</text:p>
          </table:table-cell>
        </table:table-row>
        <table:table-row table:style-name="ro1">
          <table:table-cell office:value-type="float" office:value="289.28" calcext:value-type="float">
            <text:p>289,28</text:p>
          </table:table-cell>
          <table:table-cell office:value-type="float" office:value="1.389388032" calcext:value-type="float">
            <text:p>1,389388032</text:p>
          </table:table-cell>
        </table:table-row>
        <table:table-row table:style-name="ro1">
          <table:table-cell office:value-type="float" office:value="291.27" calcext:value-type="float">
            <text:p>291,27</text:p>
          </table:table-cell>
          <table:table-cell office:value-type="float" office:value="1.342113925" calcext:value-type="float">
            <text:p>1,342113925</text:p>
          </table:table-cell>
        </table:table-row>
        <table:table-row table:style-name="ro1">
          <table:table-cell office:value-type="float" office:value="293.26" calcext:value-type="float">
            <text:p>293,26</text:p>
          </table:table-cell>
          <table:table-cell office:value-type="float" office:value="1.26540486" calcext:value-type="float">
            <text:p>1,26540486</text:p>
          </table:table-cell>
        </table:table-row>
        <table:table-row table:style-name="ro1">
          <table:table-cell office:value-type="float" office:value="295.25" calcext:value-type="float">
            <text:p>295,25</text:p>
          </table:table-cell>
          <table:table-cell office:value-type="float" office:value="1.173649438" calcext:value-type="float">
            <text:p>1,173649438</text:p>
          </table:table-cell>
        </table:table-row>
        <table:table-row table:style-name="ro1">
          <table:table-cell office:value-type="float" office:value="297.25" calcext:value-type="float">
            <text:p>297,25</text:p>
          </table:table-cell>
          <table:table-cell office:value-type="float" office:value="1.107865052" calcext:value-type="float">
            <text:p>1,107865052</text:p>
          </table:table-cell>
        </table:table-row>
        <table:table-row table:style-name="ro1">
          <table:table-cell office:value-type="float" office:value="299.25" calcext:value-type="float">
            <text:p>299,25</text:p>
          </table:table-cell>
          <table:table-cell office:value-type="float" office:value="1.079189051" calcext:value-type="float">
            <text:p>1,079189051</text:p>
          </table:table-cell>
        </table:table-row>
        <table:table-row table:style-name="ro1">
          <table:table-cell office:value-type="float" office:value="303.24" calcext:value-type="float">
            <text:p>303,24</text:p>
          </table:table-cell>
          <table:table-cell office:value-type="float" office:value="1.052451415" calcext:value-type="float">
            <text:p>1,0524514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0T21:06:44.629331874</meta:creation-date>
    <dc:date>2021-11-10T21:07:22.334883026</dc:date>
    <meta:editing-duration>PT38S</meta:editing-duration>
    <meta:editing-cycles>1</meta:editing-cycles>
    <meta:document-statistic meta:table-count="1" meta:cell-count="22" meta:object-count="0"/>
    <meta:generator>LibreOffice/6.4.7.2$Linux_X86_64 LibreOffice_project/40$Build-2</meta:generator>
  </office:meta>
</office:document-meta>
</file>